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ffffff" style:font-name="Roboto" fo:font-size="13.5pt" fo:letter-spacing="normal" fo:font-style="normal" fo:font-weight="normal"/>
    </style:style>
    <style:style style:name="T5" style:family="text">
      <style:text-properties fo:font-variant="normal" fo:text-transform="none" fo:color="#ffffff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bout</text:p>
      <text:p text:style-name="Standard"/>
      <text:p text:style-name="Standard">I'm a web developer with a background in business.</text:p>
      <text:p text:style-name="Standard"/>
      <text:p text:style-name="Standard">I went to Georgian college and completed the three year Business-Administraion diploma. <text:s text:c="2"/>I didn't really know what I wanted to do, so I figured rather than doing nothing I would get a business degree. <text:s/>Really, all I wanted to do with my time was play video games. <text:s/>So after I got that diploma I was forced out into the cruel cold working world. <text:s/></text:p>
      <text:p text:style-name="Standard">My first real job as an adult was in a collection agency. <text:s text:c="2"/>I had to call people who didn't want to be called to ask for money. <text:s/>You can imagine how fun that was. <text:s/></text:p>
      <text:p text:style-name="Standard">I survived that job long enough to get some money together and go back to school to finish my Bachelor's Degree. <text:s/>Since I had an honours degree from Georgian College, I was eligible to get a degree in 12 months.</text:p>
      <text:p text:style-name="Standard">Once I graduated in 2011 I finally had to decide what I really wanted to do. <text:s/>Although getting a business degree was good in that it could translate into many different careers, I still didn't really have a path in mind.<text:line-break/>That's when I came up with “AdPenguin”. <text:s/>AdPenguin is a web application where users can make a living off of other people watching ads. <text:s/>The way it works is for everyone they invite to the service, they get a small amount of money from the advertisements those people watch. <text:s/>What incentivises users to watch advertisements is a <text:span text:style-name="T1">monhtly minimum threshold, </text:span><text:span text:style-name="T2"><text:s/></text:span><text:span text:style-name="T3">where the user has to watch one hour of advertising to get paid for that month.</text:span></text:p>
      <text:p text:style-name="P1">So I set out on the task of creating the website. <text:s/>I remember thinking “this will take a week, tops”. <text:s/>But I soon learned that web development was much deeper than it seemed to be. <text:s/>Pretty quickly I thought “this is just beyond me, and I want my idea to be working NOW! <text:s/>I don't want to have to work day-to-day just to make money to live. I just want to play video games!”</text:p>
      <text:p text:style-name="P1"/>
      <text:p text:style-name="P1"/>
      <text:p text:style-name="Standard">About</text:p>
      <text:p text:style-name="Standard"/>
      <text:p text:style-name="P1"><text:s/>I'm a full-stack web developer, but I prefer the term wizard.</text:p>
      <text:p text:style-name="P1"/>
      <text:p text:style-name="P1">I say wizard because to me, working with code is exactly that. <text:s/>Instead of a spell book full of incantations, I have a box made from refined dinosaur bone that controls the element of light. With my knowledge of the arcane, I am able to write and cast spells that can do things limited only by my own mind. <text:s/></text:p>
      <text:p text:style-name="P1">Web developer is too dull a word for something so wonderous. <text:s/>I'm a wizard.</text:p>
      <text:p text:style-name="P1"/>
      <text:p text:style-name="P1"/>
      <text:p text:style-name="P1"/>
      <text:p text:style-name="P1">Joyce young example: </text:p>
      <text:p text:style-name="Standard"><text:span text:style-name="T3">“</text:span> I was born in Hong Kong, and currently live in beautiful Vancouver, BC Canada. I have a Bachelor's degree in Business Administration from Simon Fraser University, and completed the Applied Web Development program at British Columbia Institute of Technology. I presently work as an User Interface Developer at MOVE Canada. During my free time, I like to freelance as this is where my passion lies. I think it’s important to love doing what you do, so the passion will continue to motivate and improve yourself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Roboto" svg:font-family="Robo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Parke</meta:initial-creator>
    <meta:creation-date>2016-09-25T17:13:31.31</meta:creation-date>
    <dc:date>2016-09-25T19:17:56.31</dc:date>
    <dc:creator>Christopher Parke</dc:creator>
    <meta:editing-duration>PT1H13M40S</meta:editing-duration>
    <meta:editing-cycles>14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515" meta:character-count="2789"/>
  </office:meta>
</office:document-meta>
</file>